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0d53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h text:style-name="P3" text:outline-level="2">Bloco 05</text:h>
      <text:h text:style-name="P3" text:outline-level="2">JavaScript - Web Storage</text:h>
      <text:p text:style-name="P5"/>
      <text:p text:style-name="P5"/>
      <text:p text:style-name="P6"/>
      <text:h text:style-name="P3" text:outline-level="2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0d53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5.4</text:span><text:span text:style-name="MT4"> <text:s text:c="6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09T11:01:47.602530285</dc:date>
    <meta:editing-duration>PT35M17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3" meta:word-count="11" meta:character-count="142" meta:non-whitespace-character-count="57"/>
  </office:meta>
</office:document-meta>
</file>